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Heading_20_1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2b6xvvgt0uyg"/>Lesson Notes: 10/02/2026</text:p>
      <text:p text:style-name="Standard">Abstract Class Exercise</text:p>
      <text:p text:style-name="Standard"/>
      <text:p text:style-name="Standard">Your task is to create a Circle and a Square that extend public abstract class Shape.</text:p>
      <text:p text:style-name="Standard"><text:s/></text:p>
      <text:p text:style-name="Standard">Shape should have two methods</text:p>
      <text:list xml:id="list3389644828" text:style-name="WWNum2">
        <text:list-item>
          <text:p text:style-name="P1">calculateArea() which should be abstract and return a double</text:p>
        </text:list-item>
        <text:list-item>
          <text:p text:style-name="P1">toString() which overrides the toString() method of the base Object class to return the result of calculateArea().</text:p>
        </text:list-item>
      </text:list>
      <text:p text:style-name="Standard"><text:s/></text:p>
      <text:p text:style-name="Standard">Both Circle and Square should extend Shape and include the following</text:p>
      <text:list xml:id="list1199890402" text:style-name="WWNum1">
        <text:list-item>
          <text:p text:style-name="P2">Circle</text:p>
          <text:list>
            <text:list-item>
              <text:p text:style-name="P3">Accept a value for a radius (double) in its constructor</text:p>
            </text:list-item>
            <text:list-item>
              <text:p text:style-name="P3">Implement calculateArea() (PI * radius * radius)</text:p>
            </text:list-item>
          </text:list>
        </text:list-item>
        <text:list-item>
          <text:p text:style-name="P2">Square</text:p>
          <text:list>
            <text:list-item>
              <text:p text:style-name="P3">Accept a value for a side (double) in its constructor</text:p>
            </text:list-item>
            <text:list-item>
              <text:p text:style-name="P3">Implement calculateArea (side * side)</text:p>
            </text:list-item>
          </text:list>
        </text:list-item>
      </text:list>
      <text:p text:style-name="Standard"/>
      <text:p text:style-name="Standard"/>
      <text:p text:style-name="Standard">The main method of App should contain the following code to test Circle and Square.</text:p>
      <text:p text:style-name="Standard"/>
      <text:p text:style-name="Standard">Circle c = new Circle(12.0);</text:p>
      <text:p text:style-name="Standard">Square sq = new Square(8.0);</text:p>
      <text:p text:style-name="Standard"/>
      <text:p text:style-name="Standard">System.out.println(c); <text:s text:c="5"/>// outputs This shape has an area of 452.3893421169302</text:p>
      <text:p text:style-name="Standard">System.out.println(sq); <text:s text:c="4"/>// outputs This shape has an area of 64.0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151" meta:character-count="908" meta:non-whitespace-character-count="772"/>
    <meta:generator>LibreOfficeDev/6.0.5.2$Linux_X86_64 LibreOffice_project/</meta:generator>
  </office:meta>
</office:document-meta>
</file>